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language="es" fo:country="ES"/>
    </style:style>
    <style:style style:name="P2" style:family="paragraph" style:parent-style-name="Text_20_body">
      <style:paragraph-properties fo:text-align="center" style:justify-single-word="false"/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 text:is-list-header="true">Criterio F: Comentarios del cliente</text:h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Taylor</meta:initial-creator>
    <meta:creation-date>2010-05-11T16:46:41.58</meta:creation-date>
    <dc:date>2010-05-13T14:18:59.75</dc:date>
    <dc:creator>Richard Taylor</dc:creator>
    <meta:editing-duration>PT00H03M10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1" meta:paragraph-count="1" meta:word-count="5" meta:character-count="35"/>
  </office:meta>
</office:document-meta>
</file>